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6.112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2"/>兴隆采石场调拨单 <text:s text:c="2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>实收</text:p>
          </table:table-cell>
          <table:table-cell table:style-name="表格2.A2" office:value-type="string">
            <text:p text:style-name="P7"><text:s/>{Actual}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5159612627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9">财务：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8-03-17T10:05:20.80</dc:date>
    <meta:editing-duration>PT59M38S</meta:editing-duration>
    <meta:editing-cycles>14</meta:editing-cycles>
    <meta:generator>OpenOffice/4.1.3$Win32 OpenOffice.org_project/413m1$Build-9783</meta:generator>
    <meta:document-statistic meta:table-count="3" meta:image-count="0" meta:object-count="0" meta:page-count="1" meta:paragraph-count="28" meta:word-count="100" meta:character-count="269"/>
  </office:meta>
</office:document-meta>
</file>